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s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s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Sand King, Viper, Slark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Drow Ranger, Wind Rang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Bat Rider, Chaos Knight, Omni Knight, Abaddon, Dragon Knight, Luna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Juggernaut, Axe, Beast Master, 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Lich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Sand King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mplar Assassin, Phantom Assassin, Wind Range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Drow Ranger, Wind Ranger, Medusa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3" office:value-type="string" calcext:value-type="string">
            <text:p>Kunkka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Axe, Tiny, Kunkka, Slardar, Lycan, Doom, Troll Warlord, Tusk, Juggernau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Assasins</text:p>
          </table:table-cell>
          <table:table-cell table:style-name="ce3" office:value-type="string" calcext:value-type="string">
            <text:p>Back</text:p>
          </table:table-cell>
          <table:table-cell table:style-name="ce3" office:value-type="string" calcext:value-type="string">
            <text:p>Templar Assassin, Sand King, Viper, Slark, Phantom Assassin, Pain Queen</text:p>
          </table:table-cell>
          <table:table-cell table:number-columns-repeated="1018"/>
        </table:table-row>
        <table:table-row table:style-name="ro1" table:number-rows-repeated="29">
          <table:table-cell table:style-name="ce3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9:33:06.660172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20T19:33:38.552159639</dc:date>
    <dc:creator>Ilya Shpigor</dc:creator>
    <meta:editing-duration>PT5H15M14S</meta:editing-duration>
    <meta:editing-cycles>552</meta:editing-cycles>
    <meta:document-statistic meta:table-count="1" meta:cell-count="150" meta:object-count="0"/>
  </office:meta>
</office:document-meta>
</file>